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yleEnhancer/dialog-lb.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tyleEnhancer/styleenhancer.xml"/>
  <manifest:file-entry manifest:media-type="text/xml" manifest:full-path="Basic/StyleEnhancer/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CA"/>
    </style:style>
    <style:style style:name="P2" style:family="paragraph" style:parent-style-name="Text_20_body">
      <style:text-properties fo:language="en" fo:country="CA"/>
    </style:style>
    <style:style style:name="P3" style:family="paragraph" style:parent-style-name="Preformatted_20_Text">
      <style:text-properties fo:language="en" fo:country="CA"/>
    </style:style>
    <style:style style:name="P4" style:family="paragraph" style:parent-style-name="OrgSubtitle">
      <style:text-properties fo:language="en" fo:country="CA"/>
    </style:style>
    <style:style style:name="P5" style:family="paragraph" style:parent-style-name="OrgTitle">
      <style:text-properties fo:language="en" fo:country="CA"/>
    </style:style>
    <style:style style:name="P6" style:family="paragraph" style:parent-style-name="Text_20_body">
      <style:text-properties fo:language="en" fo:country="CA"/>
    </style:style>
    <style:style style:name="P7" style:family="paragraph" style:parent-style-name="Heading_20_1">
      <style:text-properties fo:language="en" fo:country="CA"/>
    </style:style>
    <style:style style:name="P8" style:family="paragraph" style:parent-style-name="Heading_20_3">
      <style:text-properties fo:language="en" fo:country="CA"/>
    </style:style>
    <style:style style:name="P9" style:family="paragraph" style:parent-style-name="Heading_20_2">
      <style:text-properties fo:language="en" fo:country="CA"/>
    </style:style>
    <style:style style:name="P10" style:family="paragraph" style:parent-style-name="Separateur">
      <style:text-properties fo:language="en" fo:country="CA"/>
    </style:style>
    <style:style style:name="T1" style:family="text">
      <style:text-properties fo:language="en" fo:country="CA"/>
    </styl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Style Enhancer Development Report</text:title></text:p>
      <text:p text:style-name="P4">Christian Gagné</text:p>
      <text:p text:style-name="P4"><text:date style:data-style-name="N76" text:date-value="2013-03-11T20:10:54.99">March 11, 2013</text:date></text:p>
      <text:h text:style-name="P7" text:outline-level="1">Notes</text:h>
      <text:p text:style-name="P2">Disclaimer: Please bear with me; many of my notes and comments are very basic and newbie-level, because I am learning the language as I write the extension. I progress slowly, but I gain knowledge and a more fine-grained comprehension day by day.</text:p>
      <text:h text:style-name="Heading_20_2" text:outline-level="2">Status of this document</text:h>
      <text:p text:style-name="P2">This document is the development environment for the <text:span text:style-name="Emphasis">Style Enhancer</text:span> extension. It also acts as the development report and testing environment for the extension’s modules and functions.</text:p>
      <text:p text:style-name="P2">The extension consists of a single StarBasic library which is contained in the document’s appropriate subdirectory.</text:p>
      <text:h text:style-name="Heading_20_2" text:outline-level="2">Ideas and observations</text:h>
      <text:p text:style-name="Text_20_body"><text:span text:style-name="T1"><text:date style:data-style-name="N36" text:date-value="2013-03-07T09:17:38" text:fixed="true">2013-03-07</text:date></text:span><text:span text:style-name="T1">: My current impression is that iteration over text elements is the big success story and that search descriptors are of limited use for what I want to do. I perceive that search descriptors will be useful somehow in limited contexts (for example, single sections or single paragraphs).</text:span></text:p>
      <text:p text:style-name="P10"/>
      <text:p text:style-name="Text_20_body"><text:span text:style-name="T1">Index </text:span><text:span text:style-name="T1">entries</text:span><text:span text:style-name="T1"> can be created for certain paragraph styles, but not for strings that have a certain character style.</text:span></text:p>
      <text:p text:style-name="P2">The first significant subroutine on which I am working should add all text portions with a certain character style to a list and export this list of occurrences to a plain text file. Then, anything can be done with this text file (process it with UNIX text tools, search the strings in the document to find all occurrences and apply other styles, specify the occurrences as index entries etc.) In fact, the file could be in the SDI format, which is actually a CSV file intented specifically for index entries in Writer documents.</text:p>
      <text:p text:style-name="P10"/>
      <text:p text:style-name="Text_20_body"><text:soft-page-break/><text:span text:style-name="T1"><text:date style:data-style-name="N36" text:date-value="2013-03-07T08:59:55" text:fixed="true">2013-03-07</text:date></text:span><text:span text:style-name="T1">: In fact, perhaps the extension’s user interface itself could be in a document instead of being an unwieldy modal dialog box. All significant output, event messages and the like would be written to the document in appropriate sections (or written to separate plain text or ODT files to which sections of the UI document would link). At the top of the document, there would be the application’s menu, and the tasks’ results would be appended to the document, in order, with a timestamp, each in their own section. In this way, the UI document would simultaneously act as a log, but if the actual output is kept in separate linked files this would be even more convenient. If this is done, the UI document would ask the user which open text document should be operated on. The selected document would then become the “ThisComponent”, and once the task is complete, the application would switch back to the UI document to write the log. Another benefit: this means that the extension’s UI could be </text:span><text:span text:style-name="Emphasis"><text:span text:style-name="T1">instantiated</text:span></text:span><text:span text:style-name="T1"> for each particular document set on which related tasks must be performed. There would then be a different UI/log document for each document set, each with its own data/configuration directory… In order for all of this to happen, I have to make sure that OO and LibO’s plain text and I/O support are robust enough. For example, I am aware of the fact that many problems persist with writing to and reading from SDI concordance files.</text:span></text:p>
      <text:p text:style-name="P10"/>
      <text:p text:style-name="Text_20_body"><text:span text:style-name="T1">Script idea: “If span with </text:span><text:span text:style-name="CIERL-Accentuation-legere"><text:span text:style-name="T1">any</text:span></text:span><text:span text:style-name="T1"> character style contains </text:span><text:span text:style-name="CIERL-Accentuation-legere"><text:span text:style-name="T1">only</text:span></text:span><text:span text:style-name="T1"> whitespace, un-apply character style but keep said whitespace.”</text:span></text:p>
      <text:p text:style-name="Text_20_body"><text:span text:style-name="T1">Character style OrgCode has a character color that is different from the parent style’s: reset it to the parent’s value with a script (</text:span><text:span text:style-name="UNO-object"><text:span text:style-name="T1">getPropertyState</text:span></text:span><text:span text:style-name="T1"> is your friend).</text:span></text:p>
      <text:p text:style-name="Text_20_body"><text:span text:style-name="T1"><text:date style:data-style-name="N36" text:date-value="2013-03-11T20:09:16" text:fixed="true">2013-03-11</text:date></text:span><text:span text:style-name="T1"> </text:span><text:span text:style-name="T1"><text:time style:data-style-name="N41" text:time-value="2013-03-11T20:09:19.99" text:fixed="true">20:09:20</text:time></text:span><text:span text:style-name="T1">: The next thing I must try is a function that prints all of a given style’s properties with the state of their inheritance: is their value set specifically in this style or inherited from a parent? This function will be a stepping-stone to many others.</text:span></text:p>
      <text:h text:style-name="P7" text:outline-level="1">Library: StyleEnhancer</text:h>
      <text:h text:style-name="P9" text:outline-level="2">Module: styleenhancer</text:h>
      <text:p text:style-name="P2">Here is the header of the module on <text:date style:data-style-name="N36" text:date-value="2013-03-11T20:10:54.99">2013-03-11</text:date>:</text:p>
      <text:p text:style-name="P3"/>
      <text:p text:style-name="P3">' Visual guide for sizing the IDE window,</text:p>
      <text:p text:style-name="P3">' so that it does not exceed 80 columns:</text:p>
      <text:p text:style-name="P3"><text:soft-page-break/>' <text:s text:c="4"/>-&gt;' <text:s text:c="4"/>-&gt;' <text:s text:c="4"/>-&gt;' <text:s text:c="4"/>-&gt;' <text:s text:c="4"/>-&gt;' <text:s text:c="4"/>-&gt;' <text:s text:c="4"/>-&gt;' <text:s text:c="4"/>-&gt;' <text:s text:c="4"/>-&gt;' <text:s text:c="2"/>80-&gt;</text:p>
      <text:p text:style-name="P3"/>
      <text:p text:style-name="P3">' Everything gets thrown into this module for now. Appropriate separation</text:p>
      <text:p text:style-name="P3">' will comme later.</text:p>
      <text:p text:style-name="P3"/>
      <text:p text:style-name="P3">' 2-space indents are used because some statements can get quite long.</text:p>
      <text:p text:style-name="P3"/>
      <text:p text:style-name="P3">Option Explicit</text:p>
      <text:h text:style-name="P8" text:outline-level="3">Subroutine: applyCharacterStyletoNextWord</text:h>
      <text:p text:style-name="P2"><text:span text:style-name="T1">This subroutine uses a </text:span><text:span text:style-name="UNO-object"><text:span text:style-name="T1">TextCursor</text:span></text:span><text:span text:style-name="T1">.</text:span></text:p>
      <text:p text:style-name="Text_20_body"><text:span text:style-name="T1">This subroutine currently works and the range of text to which it is applied could be changed by getting a </text:span><text:span text:style-name="UNO-object"><text:span text:style-name="T1">TextRange</text:span></text:span><text:span text:style-name="T1"> value from another function.</text:span></text:p>
      <text:h text:style-name="P8" text:outline-level="3">Subroutine: findCharStyleinDocument</text:h>
      <text:p text:style-name="Text_20_body"><text:span text:style-name="T1">This subroutine is currently a bunch of ridiculous nonsense. I have yet to understand how to find the occurrences of a </text:span><text:span text:style-name="CIERL-Accentuation-legere"><text:span text:style-name="T1">character style</text:span></text:span><text:span text:style-name="T1"> in a document.</text:span></text:p>
      <text:p text:style-name="Text_20_body"><text:span text:style-name="T1">Hypothesis: It would seem that a </text:span><text:span text:style-name="UNO-object"><text:span text:style-name="T1">searchDescriptor</text:span></text:span><text:span text:style-name="T1"> can only search the same stuff that can be searched in the GUI, or properties defined by the </text:span><text:span text:style-name="UNO-object"><text:span text:style-name="T1">awt</text:span></text:span><text:span text:style-name="T1"> module. The problem is that this module is supposed to be used for GUI development using an “Abstract Window Toolkit” that gives access to OpenOffice’s “Visual Component Library”. In other words, these properties are part of the frame or the controller, not the model. The only “model” style properties that can be found with a </text:span><text:span text:style-name="UNO-object"><text:span text:style-name="T1">searchDescriptor</text:span></text:span><text:span text:style-name="T1"> are those of paragraphs.</text:span></text:p>
      <text:h text:style-name="Heading_20_4" text:outline-level="4"><text:span text:style-name="T1"><text:date style:data-style-name="N36" text:date-value="2013-03-05T16:19:20" text:fixed="true">2013-03-05</text:date></text:span><text:span text:style-name="T1"> </text:span><text:span text:style-name="T1"><text:time style:data-style-name="N41" text:time-value="2013-03-05T16:19:24.99" text:fixed="true">16:19:25</text:time></text:span></text:h>
      <text:p text:style-name="Text_20_body"><text:span text:style-name="T1">Right now, this subroutine only searches for the attribute </text:span><text:span text:style-name="UNO-object"><text:span text:style-name="T1">CharStyleName</text:span></text:span><text:span text:style-name="T1"> without a value, which returns 0 occurrences. What do you mean zero occurrences? I am positive that there </text:span><text:span text:style-name="CIERL-Accentuation-legere"><text:span text:style-name="T1">is</text:span></text:span><text:span text:style-name="T1"> something in my document to which a </text:span><text:span text:style-name="UNO-object"><text:span text:style-name="T1">CharStyleName</text:span></text:span><text:span text:style-name="T1"> is applied. Update: same thing with </text:span><text:span text:style-name="UNO-object"><text:span text:style-name="T1">CharStyleNames</text:span></text:span><text:span text:style-name="T1"> instead of </text:span><text:span text:style-name="UNO-object"><text:span text:style-name="T1">CharStyleName</text:span></text:span><text:span text:style-name="T1">.</text:span></text:p>
      <text:p text:style-name="P2">Next attempt: iterate over paragraphs (create enumerations), find text ranges (text portions?) that have the desired character style.</text:p>
      <text:h text:style-name="Heading_20_3" text:outline-level="3">Subroutine: printCharacterStylesofParagraph</text:h>
      <text:p text:style-name="P2">This subroutine uses a <text:span text:style-name="UNO-object">TextCursor</text:span>.</text:p>
      <text:p text:style-name="P2">The property <text:span text:style-name="UNO-object">CharStyleNames</text:span> is supposed to yield the names of all character styles applied to the text range in the text cursor, but it currently does not work (Basic gives an error about an unspecified property). How are we to get a list of all <text:soft-page-break/>the different character styles applied in a paragraph and the strings (text ranges) to which they are applied? When a paragraph has <text:span text:style-name="CIERL-Accentuation-legere">only one character style</text:span> applied to <text:span text:style-name="CIERL-Accentuation-legere">all of it</text:span>, the use of the property <text:span text:style-name="UNO-object">CharStyleName</text:span> yields the name of this style, but if there are many styles or if a single is applied only to a subset of the paragraph, the subroutine returns an empty string and the dialog box is empty. This looks very dumb.</text:p>
      <text:h text:style-name="Heading_20_3" text:outline-level="3">Subroutine: ReplaceCharStyleInEnumParPortions</text:h>
      <text:h text:style-name="Heading_20_4" text:outline-level="4"><text:date style:data-style-name="N36" text:date-value="2013-03-06T15:14:06.99" text:fixed="true">2013-03-06</text:date> <text:time style:data-style-name="N41" text:time-value="2013-03-06T15:14:11" text:fixed="true">15:14:11</text:time></text:h>
      <text:p text:style-name="P2">Success! This is the first thing that actually works as expected, and will be the basis for all further work. From this subroutine, I will create one that prints a list of the styled portions with their corresponding styles, one which replaces styled portions only in paragraphs of a certain style (see next subroutine) and another one which replaces styled portions only in paragraphs of a certain style that contain a certain string. Eventually, I will get the styles to operate with from a dialog box, but that is not for now.</text:p>
      <text:h text:style-name="Heading_20_3" text:outline-level="3">Subroutine: ReplaceCharStyleInStyledEnumParPortions</text:h>
      <text:h text:style-name="Heading_20_4" text:outline-level="4"><text:date style:data-style-name="N36" text:date-value="2013-03-06T15:14:06.99" text:fixed="true">2013-03-06</text:date> <text:time style:data-style-name="N41" text:time-value="2013-03-06T15:14:11" text:fixed="true">15:14:11</text:time></text:h>
      <text:p text:style-name="P2">This subroutine also works as exp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fios"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language="en" fo:country="CA" style:font-size-asian="10.5pt"/>
    </style:style>
    <style:style style:name="Heading" style:family="paragraph" style:parent-style-name="Standard" style:next-style-name="Text_20_body" style:class="text">
      <style:paragraph-properties fo:margin-top="0.423cm" fo:margin-bottom="0.212cm" fo:keep-with-next="always"/>
      <style:text-properties style:font-name="Kurier"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text-align="justify" style:justify-single-word="false" fo:widows="2" fo:hyphenation-ladder-count="2" fo:text-indent="0.559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Source Code Pro" fo:font-size="8pt" fo:language="en" fo:country="CA"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cm" fo:margin-bottom="0cm"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OrgTitle" style:family="paragraph" style:parent-style-name="Title">
      <style:paragraph-properties fo:margin-top="0cm" fo:margin-bottom="0cm"/>
      <style:text-properties fo:font-size="24pt"/>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rgVerse" style:family="paragraph" style:parent-style-name="Text_20_body" style:master-page-name="">
      <style:paragraph-properties fo:margin="100%" fo:margin-left="0cm" fo:margin-right="0cm" fo:margin-top="0cm" fo:margin-bottom="0cm" fo:text-align="start" style:justify-single-word="false" fo:widows="0" fo:hyphenation-ladder-count="2" fo:text-indent="0cm" style:auto-text-indent="false" style:page-number="auto" fo:background-color="transparent" fo:padding="0cm" fo:border="none" style:shadow="none">
        <style:background-image/>
      </style:paragraph-properties>
      <style:text-properties fo:hyphenate="false" fo:hyphenation-remain-char-count="2" fo:hyphenation-push-char-count="2"/>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master-page-name="">
      <style:paragraph-properties fo:margin="100%" fo:margin-left="0cm" fo:margin-right="0cm" fo:margin-top="0cm" fo:margin-bottom="0cm" fo:text-align="center" style:justify-single-word="false" fo:widows="0" fo:hyphenation-ladder-count="2" fo:text-indent="0cm" style:auto-text-indent="false" style:page-number="auto"/>
      <style:text-properties fo:hyphenate="false" fo:hyphenation-remain-char-count="2" fo:hyphenation-push-char-count="2"/>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IERL-Exergue" style:family="paragraph" style:parent-style-name="Standard" style:master-page-name="">
      <style:paragraph-properties fo:text-align="end" style:justify-single-word="false" style:page-number="auto"/>
      <style:text-properties fo:font-size="11pt" fo:font-style="italic" style:font-size-asian="10.5pt"/>
    </style:style>
    <style:style style:name="CIERL-Titre-de-partie" style:family="paragraph" style:parent-style-name="Heading_20_1" style:next-style-name="CIERL-Corps-de-texte" style:default-outline-level="1" style:list-style-name="" style:master-page-name="">
      <style:paragraph-properties style:page-number="auto"/>
    </style:style>
    <style:style style:name="CIERL-Titre-chapitre-article" style:family="paragraph" style:parent-style-name="Heading_20_2" style:next-style-name="CIERL-Corps-de-texte" style:default-outline-level="2" style:list-style-name="">
      <style:paragraph-properties fo:margin="100%" fo:margin-left="0cm" fo:margin-right="0cm" fo:margin-top="0cm" fo:margin-bottom="0cm" fo:text-indent="0cm" style:auto-text-indent="false"/>
    </style:style>
    <style:style style:name="CIERL-Sous-titre-chapitre" style:family="paragraph" style:parent-style-name="Subtitle" style:next-style-name="CIERL-Corps-de-texte"/>
    <style:style style:name="CIERL-Titre-principal" style:family="paragraph" style:parent-style-name="Title" style:next-style-name="CIERL-Corps-de-texte"/>
    <style:style style:name="CIERL-Titre-de-section" style:family="paragraph" style:parent-style-name="Heading_20_3" style:next-style-name="CIERL-Corps-de-texte" style:default-outline-level="3" style:list-style-name=""/>
    <style:style style:name="CIERL-Auteur-article" style:family="paragraph" style:parent-style-name="Subtitle" style:next-style-name="CIERL-Corps-de-texte">
      <style:text-properties fo:font-style="normal" fo:font-weight="normal"/>
    </style:style>
    <style:style style:name="CIERL-Titre-de-sous-section" style:family="paragraph" style:parent-style-name="Heading_20_4" style:next-style-name="CIERL-Corps-de-texte" style:default-outline-level="4" style:list-style-name=""/>
    <style:style style:name="CIERL-Date-article" style:family="paragraph" style:parent-style-name="Subtitle" style:next-style-name="CIERL-Corps-de-texte">
      <style:text-properties fo:font-style="normal" fo:font-weight="normal"/>
    </style:style>
    <style:style style:name="CIERL-Epigraphe" style:family="paragraph" style:parent-style-name="CIERL-Exergue" style:next-style-name="CIERL-Corps-de-texte">
      <style:paragraph-properties fo:margin="100%" fo:margin-left="6.77cm" fo:margin-right="0cm" fo:margin-top="0.559cm" fo:margin-bottom="0.559cm" fo:text-indent="0cm" style:auto-text-indent="false"/>
    </style:style>
    <style:style style:name="CIERL-Epigraphe-anglais" style:family="paragraph" style:parent-style-name="CIERL-Epigraphe" style:next-style-name="CIERL-Corps-de-texte">
      <style:text-properties fo:language="en" fo:country="CA"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ERL-Epigraphe-source" style:family="paragraph" style:parent-style-name="CIERL-Epigraphe" style:next-style-name="CIERL-Corps-de-texte">
      <style:paragraph-properties fo:margin-top="0cm" fo:margin-bottom="0.559cm"/>
      <style:text-properties style:font-size-asian="10.5pt"/>
    </style:style>
    <style:style style:name="CIERL-Titre-de-sous-sous-section" style:family="paragraph" style:parent-style-name="Heading_20_5" style:next-style-name="CIERL-Corps-de-texte" style:default-outline-level="5" style:list-style-name="">
      <style:text-properties fo:font-size="12pt" fo:font-weight="normal"/>
    </style:style>
    <style:style style:name="CIERL-Titre-de-paragraphe" style:family="paragraph" style:parent-style-name="Heading_20_6" style:next-style-name="CIERL-Corps-de-texte" style:default-outline-level="6" style:list-style-name=""/>
    <style:style style:name="CIERL-Titre-de-sous-paragraphe" style:family="paragraph" style:parent-style-name="Heading_20_7" style:next-style-name="CIERL-Corps-de-texte" style:default-outline-level="7" style:list-style-name=""/>
    <style:style style:name="CIERL-Corps-de-texte" style:family="paragraph" style:parent-style-name="Text_20_body"/>
    <style:style style:name="CIERL-Entree-de-bibliographie" style:family="paragraph" style:parent-style-name="Standard" style:master-page-name="">
      <style:paragraph-properties fo:margin-top="0cm" fo:margin-bottom="0.21cm" fo:text-align="justify" style:justify-single-word="false" fo:hyphenation-ladder-count="3" style:page-number="auto"/>
      <style:text-properties style:font-size-asian="10.5pt" fo:hyphenate="true" fo:hyphenation-remain-char-count="2" fo:hyphenation-push-char-count="2"/>
    </style:style>
    <style:style style:name="CIERL-Citation-longue" style:family="paragraph" style:parent-style-name="Quotations" style:master-page-name="">
      <style:paragraph-properties fo:margin-top="0.21cm" fo:margin-bottom="0.21cm" style:page-number="auto"/>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Separateur" style:family="paragraph" style:parent-style-name="Standard" style:next-style-name="Text_20_body" style:master-page-name="">
      <style:paragraph-properties fo:margin="100%" fo:margin-left="5.08cm" fo:margin-right="5.08cm" fo:margin-top="0cm" fo:margin-bottom="0.21cm" fo:text-align="center" style:justify-single-word="false" fo:text-indent="0cm" style:auto-text-indent="false" style:page-number="auto" fo:padding="0cm" fo:border-left="none" fo:border-right="none" fo:border-top="none" fo:border-bottom="0.018cm solid #808080" style:shadow="none"/>
      <style:text-properties fo:font-size="6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Source Code Pro" fo:background-color="transparent" style:font-name-asian="NSimSun" style:font-size-asian="10.5pt" style:font-name-complex="Courier New"/>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text-properties fo:color="#000080" style:font-size-asian="10.5pt"/>
    </style:style>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Auteur-ouvrage" style:family="text">
      <style:text-properties fo:font-variant="small-caps" style:font-name="Brill"/>
    </style:style>
    <style:style style:name="Titre-ouvrage" style:family="text">
      <style:text-properties fo:font-style="italic"/>
    </style:style>
    <style:style style:name="CIERL-Auteur-ouvrage" style:family="text">
      <style:text-properties fo:font-variant="small-caps" style:font-name="GaramondNo8" style:font-size-asian="10.5pt"/>
    </style:style>
    <style:style style:name="Strong_20_Emphasis" style:display-name="Strong Emphasis" style:family="text">
      <style:text-properties fo:font-weight="bold" style:font-weight-asian="bold" style:font-weight-complex="bold"/>
    </style:style>
    <style:style style:name="CIERL-Titre-ouvrage" style:family="text">
      <style:text-properties style:font-name="GaramondNo81" fo:font-style="italic" style:font-size-asian="10.5pt"/>
    </style:style>
    <style:style style:name="Bullet_20_Symbols" style:display-name="Bullet Symbols" style:family="text">
      <style:text-properties style:font-name="OpenSymbol" style:font-name-asian="OpenSymbol" style:font-name-complex="OpenSymbol"/>
    </style:style>
    <style:style style:name="CIERL-Nom-dans-index" style:family="text">
      <style:text-properties fo:font-variant="small-caps" style:font-name="GaramondNo8" style:font-size-asian="10.5pt"/>
    </style:style>
    <style:style style:name="CIERL-Accentuation-legere" style:family="text" style:parent-style-name="Emphasis">
      <style:text-properties style:font-size-asian="10.5pt"/>
    </style:style>
    <style:style style:name="CIERL-Accentuation-forte" style:family="text" style:parent-style-name="Strong_20_Emphasis">
      <style:text-properties style:font-size-asian="10.5pt"/>
    </style:style>
    <style:style style:name="UNO-object" style:family="text" style:parent-style-name="Source_20_Text">
      <style:text-properties fo:color="#00008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CIERL-Liste-sans-ordre">
      <text:list-level-style-bullet text:level="1" text:style-name="Bullet_5f_20_5f_Symbols" text:bullet-char="•">
        <style:list-level-properties text:list-level-position-and-space-mode="label-alignment">
          <style:list-level-label-alignment text:label-followed-by="listtab" text:list-tab-stop-position="0.42cm" fo:text-indent="-0.42cm" fo:margin-left="0.42cm"/>
        </style:list-level-properties>
        <style:text-properties fo:font-family="StarSymbol"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85cm" fo:text-indent="-0.43cm" fo:margin-left="0.85cm"/>
        </style:list-level-properties>
        <style:text-properties fo:font-family="StarSymbol"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1.27cm" fo:text-indent="-0.42cm" fo:margin-left="1.27cm"/>
        </style:list-level-properties>
        <style:text-properties fo:font-family="StarSymbol"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1.69cm" fo:text-indent="-0.42cm" fo:margin-left="1.69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2.12cm" fo:text-indent="-0.43cm" fo:margin-left="2.12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2.54cm" fo:text-indent="-0.42cm" fo:margin-left="2.54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2.96cm" fo:text-indent="-0.42cm" fo:margin-left="2.96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3.39cm" fo:text-indent="-0.43cm" fo:margin-left="3.39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3.81cm" fo:text-indent="-0.42cm" fo:margin-left="3.81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4.23cm" fo:text-indent="-0.42cm" fo:margin-left="4.23cm"/>
        </style:list-level-properties>
        <style:text-properties fo:font-family="StarSymbol" style:font-charset="x-symbol"/>
      </text:list-level-style-bullet>
    </text:list-style>
    <text:list-style style:name="CIERL-Liste-avec-ordre">
      <text:list-level-style-number text:level="1" style:num-suffix="." style:num-format="1">
        <style:list-level-properties text:list-level-position-and-space-mode="label-alignment">
          <style:list-level-label-alignment text:label-followed-by="listtab" text:list-tab-stop-position="0.42cm" fo:text-indent="-0.42cm" fo:margin-left="0.42cm"/>
        </style:list-level-properties>
      </text:list-level-style-number>
      <text:list-level-style-number text:level="2" style:num-suffix="." style:num-format="1">
        <style:list-level-properties text:list-level-position-and-space-mode="label-alignment">
          <style:list-level-label-alignment text:label-followed-by="listtab" text:list-tab-stop-position="0.85cm" fo:text-indent="-0.43cm" fo:margin-left="0.8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42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69cm" fo:text-indent="-0.42cm" fo:margin-left="1.69cm"/>
        </style:list-level-properties>
      </text:list-level-style-number>
      <text:list-level-style-number text:level="5" style:num-suffix="." style:num-format="1">
        <style:list-level-properties text:list-level-position-and-space-mode="label-alignment">
          <style:list-level-label-alignment text:label-followed-by="listtab" text:list-tab-stop-position="2.12cm" fo:text-indent="-0.43cm" fo:margin-left="2.12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2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2.96cm" fo:text-indent="-0.42cm" fo:margin-left="2.96cm"/>
        </style:list-level-properties>
      </text:list-level-style-number>
      <text:list-level-style-number text:level="8" style:num-suffix="." style:num-format="1">
        <style:list-level-properties text:list-level-position-and-space-mode="label-alignment">
          <style:list-level-label-alignment text:label-followed-by="listtab" text:list-tab-stop-position="3.39cm" fo:text-indent="-0.43cm" fo:margin-left="3.39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42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23cm" fo:text-indent="-0.42cm" fo:margin-left="4.2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usage="mirrored">
      <style:page-layout-properties fo:page-width="21.59cm" fo:page-height="27.94cm" style:num-format="1" style:print-orientation="portrait" fo:margin-top="3.39cm" fo:margin-bottom="3.39cm" fo:margin-left="3.39cm" fo:margin-right="3.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5:28:24</meta:creation-date>
    <meta:generator>OpenOffice.org/3.4.1$Unix OpenOffice.org_project/341m1$Build-9593</meta:generator>
    <dc:date>2013-03-11T20:10:55</dc:date>
    <meta:editing-duration>PT10H16M50S</meta:editing-duration>
    <meta:editing-cycles>168</meta:editing-cycles>
    <dc:title>Style Enhancer Development Report</dc:title>
    <meta:document-statistic meta:table-count="0" meta:image-count="0" meta:object-count="0" meta:page-count="4" meta:paragraph-count="48" meta:word-count="1125" meta:character-count="6877"/>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tyleEnhancer/script-lb.xml><?xml version="1.0" encoding="utf-8"?>
<!DOCTYPE library  PUBLIC '-//OpenOffice.org//DTD OfficeDocument 1.0//EN'  'library.dtd'>
<library:library xmlns:library="http://openoffice.org/2000/library" library:name="StyleEnhancer" library:readonly="false" library:passwordprotected="false">
  <library:element library:name="styleenhancer"/>
</library:library>
</file>

<file path=Basic/StyleEnhancer/styleenhancer.xml><?xml version="1.0" encoding="utf-8"?>
<!DOCTYPE module  PUBLIC '-//OpenOffice.org//DTD OfficeDocument 1.0//EN'  'module.dtd'>
<script:module xmlns:script="http://openoffice.org/2000/script" script:name="styleenhancer" script:language="StarBasic">
' Visual guide for sizing the IDE window,
' so that it does not exceed 80 columns:
'     -&gt;'     -&gt;'     -&gt;'     -&gt;'     -&gt;'     -&gt;'     -&gt;'     -&gt;'     -&gt;'   80-&gt;

' Everything gets thrown into this module for now. Appropriate separation
' will comme later.

' 2-space indents are used because some statements can get quite long.

Option Explicit

sub applyCharacterStyletoNextWord()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NextWord(false)
  styleCursor.gotoEndOfWord(true)
  styleCursor.CharStyleName = "Emphasis"

end sub

sub printCharacterStylesofParagraph()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EndOfParagraph(true)
  print styleCursor.CharStyleName

end sub

sub findCharStyleinDocument()

' Declarations:
  dim theCurrentDocument As Object
  dim mySearchOperation As Object, foundStuff As Variant
  dim appliedCharStyle(0) As New com.sun.star.beans.PropertyValue

' Assignments:
  ' Document object
  theCurrentDocument = ThisComponent

  ' This attribute allows us to check whether content has an applied style
  appliedCharStyle(0).Name = "CharStyleNames"

  ' Search operation
  mySearchOperation = theCurrentDocument.createSearchDescriptor
  mySearchOperation.SearchAttributes = appliedCharStyle()
  mySearchOperation.ValueSearch = False

  foundStuff = theCurrentDocument.findAll(mySearchOperation)

' Print Job:
print "Occurrences: " &amp; foundStuff.Count

End Sub

sub ReplaceCharStyleInEnumParPortions()

dim TheCurrentDoc As Object
dim TextElementEnum As Object
dim TextPortionEnum As Object
dim TextElement As Object
dim TextPortion As Object

TheCurrentDoc = ThisComponent
TextElementEnum = TheCurrentDoc.Text.createEnumeration

' Loop over all text elements and operate only on paragraphs.
while TextElementEnum.hasMoreElements
  TextElement = TextElementEnum.nextElement

  if TextElement.supportsService("com.sun.star.text.Paragraph") then
    TextPortionEnum = TextElement.createEnumeration

    ' Loop over all paragraph portions and
    ' operate on the ones that have a certain style.
    ' Question: Should we not check whether
    ' the portion element supports
    ' the character properties?
    while TextPortionEnum.hasMoreElements
      TextPortion = TextPortionEnum.nextElement

      if TextPortion.CharStyleName = "Emphasis" then
        TextPortion.CharStyleName = "CIERL-Accentuation-legere"
      end if
    wend
  end if
wend

end sub

sub ReplaceCharStyleInStyled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TextPortionEnum = TextElement.createEnumeration

      while TextPortionEnum.hasMoreElements
        TextPortion = TextPortionEnum.nextElement

        if TextPortion.CharStyleName = "CIERL-Accentuation-legere" then
          TextPortion.CharStyleName = "Bold"
        end if
      wend
    end if
  end if
wend

end sub

sub ReplaceCharStyleInStyledWithString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 and _
    ' TextElement contains string "" then
      TextPortionEnum = TextElement.createEnumeration

      while TextPortionEnum.hasMoreElements
        TextPortion = TextPortionEnum.nextElement

        if TextPortion.CharStyleName = "CIERL-Accentuation-legere" then
          TextPortion.CharStyleName = "Bold"
        end if
      wend
    end if
  end if
wend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tyleEnhancer/dialog-lb.xml><?xml version="1.0" encoding="utf-8"?>
<!DOCTYPE library  PUBLIC '-//OpenOffice.org//DTD OfficeDocument 1.0//EN'  'library.dtd'>
<library:library xmlns:library="http://openoffice.org/2000/library" library:name="StyleEnhancer"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